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Verdana" fo:font-size="9.75pt" fo:letter-spacing="normal" fo:font-style="italic" fo:font-weight="normal"/>
    </style:style>
    <style:style style:name="T4" style:family="text">
      <style:text-properties fo:font-variant="normal" fo:text-transform="none" fo:color="#000000" style:font-name="Verdana" fo:font-size="9.75pt" fo:letter-spacing="normal" fo:font-style="italic" fo:font-weight="bold" style:font-weight-asian="bold" style:font-weight-complex="bold"/>
    </style:style>
    <style:style style:name="T5" style:family="text">
      <style:text-properties fo:font-variant="normal" fo:text-transform="none" fo:color="#4477aa" style:text-line-through-style="none" style:font-name="Verdana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ability to selectively enable or disable logging requests based on their logger is only part of the picture. </text:span><text:span text:style-name="T2">Log4j allows logging requests to print to multiple destinations. In log4j speak, an output destination is called an </text:span><text:span text:style-name="T4">appender</text:span><text:span text:style-name="T1">. Currently, appenders exist for the </text:span><text:a xlink:type="simple" xlink:href="http://logging.apache.org/log4j/1.2/apidocs/org/apache/log4j/ConsoleAppender.html" text:style-name="Internet_20_link" text:visited-style-name="Visited_20_Internet_20_Link"><text:span text:style-name="T5">console</text:span></text:a><text:span text:style-name="T1">, </text:span><text:a xlink:type="simple" xlink:href="http://logging.apache.org/log4j/1.2/apidocs/org/apache/log4j/FileAppender.html" text:style-name="Internet_20_link" text:visited-style-name="Visited_20_Internet_20_Link"><text:span text:style-name="T5">files</text:span></text:a><text:span text:style-name="T1">, GUI components, </text:span><text:a xlink:type="simple" xlink:href="http://logging.apache.org/log4j/1.2/apidocs/org/apache/log4j/net/SocketAppender.html" text:style-name="Internet_20_link" text:visited-style-name="Visited_20_Internet_20_Link"><text:span text:style-name="T5">remote socket</text:span></text:a><text:span text:style-name="T1">servers, </text:span><text:a xlink:type="simple" xlink:href="http://logging.apache.org/log4j/1.2/apidocs/org/apache/log4j/net/JMSAppender.html" text:style-name="Internet_20_link" text:visited-style-name="Visited_20_Internet_20_Link"><text:span text:style-name="T5">JMS</text:span></text:a><text:span text:style-name="T1">, </text:span><text:a xlink:type="simple" xlink:href="http://logging.apache.org/log4j/1.2/apidocs/org/apache/log4j/nt/NTEventLogAppender.html" text:style-name="Internet_20_link" text:visited-style-name="Visited_20_Internet_20_Link"><text:span text:style-name="T5">NT Event Loggers</text:span></text:a><text:span text:style-name="T1">, and remote UNIX </text:span><text:a xlink:type="simple" xlink:href="http://logging.apache.org/log4j/1.2/apidocs/org/apache/log4j/net/SyslogAppender.html" text:style-name="Internet_20_link" text:visited-style-name="Visited_20_Internet_20_Link"><text:span text:style-name="T5">Syslog</text:span></text:a><text:span text:style-name="T1"> daemons. It is also possible to log </text:span><text:a xlink:type="simple" xlink:href="http://logging.apache.org/log4j/1.2/apidocs/org/apache/log4j/AsyncAppender.html" text:style-name="Internet_20_link" text:visited-style-name="Visited_20_Internet_20_Link"><text:span text:style-name="T5">asynchronously</text:span></text:a><text:span text:style-name="T1">.</text:span></text:p>
      <text:p text:style-name="P2">More than one appender can be attached to a logg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3</meta:editing-cycles>
    <meta:generator>OpenOffice/4.1.1$Win32 OpenOffice.org_project/411m6$Build-9775</meta:generator>
    <dc:date>2016-01-15T16:10:50.25</dc:date>
    <meta:document-statistic meta:table-count="0" meta:image-count="0" meta:object-count="0" meta:page-count="1" meta:paragraph-count="2" meta:word-count="75" meta:character-count="476"/>
    <meta:user-defined meta:name="Info 1"/>
    <meta:user-defined meta:name="Info 2"/>
    <meta:user-defined meta:name="Info 3"/>
    <meta:user-defined meta:name="Info 4"/>
  </office:meta>
</office:document-meta>
</file>